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9eb0" officeooo:paragraph-rsid="00019eb0"/>
    </style:style>
    <style:style style:name="P2" style:family="paragraph" style:parent-style-name="Standard">
      <style:text-properties officeooo:rsid="000206d6" officeooo:paragraph-rsid="000206d6"/>
    </style:style>
    <style:style style:name="P3" style:family="paragraph" style:parent-style-name="Standard" style:list-style-name="L1">
      <style:text-properties officeooo:rsid="00019eb0" officeooo:paragraph-rsid="00019eb0"/>
    </style:style>
    <style:style style:name="P4" style:family="paragraph" style:parent-style-name="Standard" style:list-style-name="L2">
      <style:text-properties officeooo:rsid="00019eb0" officeooo:paragraph-rsid="00019eb0"/>
    </style:style>
    <style:style style:name="P5" style:family="paragraph" style:parent-style-name="Standard" style:list-style-name="L3">
      <style:text-properties officeooo:rsid="00019eb0" officeooo:paragraph-rsid="00019eb0"/>
    </style:style>
    <style:style style:name="P6" style:family="paragraph" style:parent-style-name="Standard" style:list-style-name="L2">
      <style:text-properties fo:font-weight="bold" officeooo:rsid="00019eb0" officeooo:paragraph-rsid="00019eb0" style:font-weight-asian="bold" style:font-weight-complex="bold"/>
    </style:style>
    <style:style style:name="P7" style:family="paragraph" style:parent-style-name="Standard" style:list-style-name="L3">
      <style:text-properties officeooo:rsid="00039016" officeooo:paragraph-rsid="00039016"/>
    </style:style>
    <style:style style:name="P8" style:family="paragraph" style:parent-style-name="Standard" style:list-style-name="L4">
      <style:text-properties officeooo:rsid="00039016" officeooo:paragraph-rsid="00039016"/>
    </style:style>
    <style:style style:name="P9" style:family="paragraph" style:parent-style-name="Standard" style:list-style-name="L4">
      <style:text-properties officeooo:rsid="000206d6" officeooo:paragraph-rsid="000206d6"/>
    </style:style>
    <style:style style:name="T1" style:family="text">
      <style:text-properties officeooo:rsid="000206d6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- Alan Turing Institute</text:p>
      <text:p text:style-name="P1"/>
      <text:list xml:id="list224852762" text:style-name="L1">
        <text:list-item>
          <text:p text:style-name="P3">provenance for data viz</text:p>
        </text:list-item>
        <text:list-item>
          <text:p text:style-name="P3">explicit change for data viz</text:p>
        </text:list-item>
        <text:list-item>
          <text:p text:style-name="P3">in a notebook setting (maybe)</text:p>
        </text:list-item>
      </text:list>
      <text:p text:style-name="P1"/>
      <text:p text:style-name="P1">Strategy</text:p>
      <text:p text:style-name="P1"/>
      <text:list xml:id="list3589774785" text:style-name="L2">
        <text:list-item>
          <text:p text:style-name="P4">turn over a new leaf productivity-wise</text:p>
        </text:list-item>
        <text:list-item>
          <text:p text:style-name="P4">get to a basic implementation as quickly as possible for experimentation</text:p>
        </text:list-item>
        <text:list-item>
          <text:p text:style-name="P4">carry on with philosophy work but one narrowly-focused paper at a time</text:p>
        </text:list-item>
        <text:list-item>
          <text:p text:style-name="P4">drop dm2019 idea - need a productive year first</text:p>
        </text:list-item>
        <text:list-item>
          <text:p text:style-name="P4">focus on low-hanging fruit/big wins</text:p>
        </text:list-item>
        <text:list-item>
          <text:p text:style-name="P6">7h pure work a day before email, Twitter</text:p>
        </text:list-item>
      </text:list>
      <text:p text:style-name="P1"/>
      <text:p text:style-name="P1">Provenance for data viz</text:p>
      <text:p text:style-name="P1"/>
      <text:list xml:id="list1017946962" text:style-name="L3">
        <text:list-item>
          <text:p text:style-name="P5">restrict to 2D</text:p>
        </text:list-item>
        <text:list-item>
          <text:p text:style-name="P5">implement enough graphics primitives to generate some example graphics: scatterplots; bar charts with error whiskers</text:p>
        </text:list-item>
        <text:list-item>
          <text:p text:style-name="P5">selection discipline for: x or y component of point; point (= both components); path segment (= start/end points); areas (<text:span text:style-name="T1">all path segments</text:span>)</text:p>
        </text:list-item>
        <text:list-item>
          <text:p text:style-name="P7">could do a “bwd-fwd” selection model, which shows the filter/kernel or whatever its called</text:p>
        </text:list-item>
      </text:list>
      <text:p text:style-name="P1"/>
      <text:p text:style-name="P2">Explorable execution of viz code</text:p>
      <text:p text:style-name="P2"/>
      <text:list xml:id="list2379594442" text:style-name="L4">
        <text:list-item>
          <text:p text:style-name="P9">think about “graphical spreadsheets” idea - can I treat a visualisation as the output of a cell and use F2 to see the “formula”?</text:p>
        </text:list-item>
        <text:list-item>
          <text:p text:style-name="P9">the formula may contain nested cells (subvisualisations)</text:p>
          <text:list>
            <text:list-item>
              <text:p text:style-name="P8">but: we probably won’t want formula to impact the layout</text:p>
            </text:list-item>
          </text:list>
        </text:list-item>
        <text:list-item>
          <text:p text:style-name="P9">should also be able to <text:span text:style-name="T2">navigate to a subvisualisation</text:span> and explore its (local) formula</text:p>
        </text:list-item>
        <text:list-item>
          <text:p text:style-name="P9">should be able to write code that pattern-matches on visualisations - weird..or cool?</text:p>
          <text:list>
            <text:list-item>
              <text:p text:style-name="P9">would alow the naming of subvisualisations for use in another graphical expression</text:p>
            </text:list-item>
            <text:list-item>
              <text:p text:style-name="P8">surely useful: can do things like write a function which does a deep modification of a graphic</text:p>
            </text:list-item>
            <text:list-item>
              <text:p text:style-name="P8">to visualise usefully these need to run on concrete dat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0:03:21.322665765</meta:creation-date>
    <meta:generator>LibreOffice/6.0.7.3$Linux_X86_64 LibreOffice_project/00m0$Build-3</meta:generator>
    <dc:date>2018-11-11T03:42:31.956585563</dc:date>
    <meta:editing-duration>PT20S</meta:editing-duration>
    <meta:editing-cycles>1</meta:editing-cycles>
    <meta:document-statistic meta:table-count="0" meta:image-count="0" meta:object-count="0" meta:page-count="1" meta:paragraph-count="25" meta:word-count="262" meta:character-count="1497" meta:non-whitespace-character-count="1281"/>
  </office:meta>
</office:document-meta>
</file>